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UtilsTests.escapePsLsLineTermina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ScriptUtilsTests.escapeLessThanGreaterThanSig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UtilsTests.esca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